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c7be" officeooo:paragraph-rsid="000bc7be"/>
    </style:style>
    <style:style style:name="P2" style:family="paragraph" style:parent-style-name="Standard">
      <style:text-properties officeooo:rsid="000bc7be" officeooo:paragraph-rsid="000d330f"/>
    </style:style>
    <style:style style:name="P3" style:family="paragraph" style:parent-style-name="Standard">
      <style:text-properties officeooo:rsid="000e2bd7" officeooo:paragraph-rsid="000e2bd7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0d3f5" officeooo:paragraph-rsid="0010d3f5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3b13c" officeooo:paragraph-rsid="0013b13c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d330f" officeooo:paragraph-rsid="000d330f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e2bd7" officeooo:paragraph-rsid="000e2bd7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indent="0.499cm" style:auto-text-indent="false" style:page-number="auto" fo:background-color="transparent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indent="0.499cm" style:auto-text-indent="false" style:page-number="auto" fo:background-color="transparent"/>
      <style:text-properties officeooo:rsid="000bc7be" officeooo:paragraph-rsid="000d330f"/>
    </style:style>
    <style:style style:name="P12" style:family="paragraph" style:parent-style-name="Standard" style:master-page-name="">
      <loext:graphic-properties draw:fill="none"/>
      <style:paragraph-properties fo:margin-left="0.499cm" fo:margin-right="0cm" fo:text-indent="0.499cm" style:auto-text-indent="false" style:page-number="auto" fo:background-color="transparent"/>
      <style:text-properties officeooo:rsid="000d330f" officeooo:paragraph-rsid="000d330f"/>
    </style:style>
    <style:style style:name="P13" style:family="paragraph" style:parent-style-name="Standard" style:master-page-name="">
      <loext:graphic-properties draw:fill="none"/>
      <style:paragraph-properties fo:margin-left="0.499cm" fo:margin-right="0cm" fo:text-indent="0.499cm" style:auto-text-indent="false" style:page-number="auto" fo:background-color="transparent"/>
      <style:text-properties officeooo:rsid="000e2bd7" officeooo:paragraph-rsid="000e2bd7"/>
    </style:style>
    <style:style style:name="P14" style:family="paragraph" style:parent-style-name="Standard">
      <loext:graphic-properties draw:fill="none"/>
      <style:paragraph-properties fo:margin-left="0.499cm" fo:margin-right="0cm" fo:text-indent="0.499cm" style:auto-text-indent="false" fo:background-color="transparent"/>
      <style:text-properties officeooo:rsid="000bc7be" officeooo:paragraph-rsid="000d330f"/>
    </style:style>
    <style:style style:name="P15" style:family="paragraph" style:parent-style-name="Standard">
      <loext:graphic-properties draw:fill="none"/>
      <style:paragraph-properties fo:margin-left="0.499cm" fo:margin-right="0cm" fo:text-indent="0.499cm" style:auto-text-indent="false" fo:background-color="transparent"/>
      <style:text-properties officeooo:rsid="000d330f" officeooo:paragraph-rsid="000d330f"/>
    </style:style>
    <style:style style:name="P16" style:family="paragraph" style:parent-style-name="Standard">
      <loext:graphic-properties draw:fill="none"/>
      <style:paragraph-properties fo:margin-left="0.499cm" fo:margin-right="0cm" fo:text-indent="0.499cm" style:auto-text-indent="false" fo:background-color="transparent"/>
      <style:text-properties officeooo:rsid="000e2bd7" officeooo:paragraph-rsid="000e2bd7"/>
    </style:style>
    <style:style style:name="P17" style:family="paragraph" style:parent-style-name="Standard">
      <loext:graphic-properties draw:fill="none"/>
      <style:paragraph-properties fo:margin-left="0.499cm" fo:margin-right="0cm" fo:text-indent="0.499cm" style:auto-text-indent="false" fo:break-before="page" fo:background-color="transparent"/>
      <style:text-properties officeooo:rsid="000e2bd7" officeooo:paragraph-rsid="000e2bd7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0d3f5" officeooo:paragraph-rsid="0010d3f5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3db8a" officeooo:paragraph-rsid="0013db8a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officeooo:rsid="0013db8a" officeooo:paragraph-rsid="0013db8a"/>
    </style:style>
    <style:style style:name="T1" style:family="text">
      <style:text-properties officeooo:rsid="000bc7be"/>
    </style:style>
    <style:style style:name="T2" style:family="text">
      <style:text-properties officeooo:rsid="000d330f"/>
    </style:style>
    <style:style style:name="T3" style:family="text">
      <style:text-properties officeooo:rsid="000d47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mara Bardon-Brun</text:p>
      <text:p text:style-name="P1"/>
      <text:p text:style-name="P1">Mise en perspective didactique d'une expérience de recherche</text:p>
      <text:p text:style-name="P1"/>
      <text:p text:style-name="P1"/>
      <text:p text:style-name="P1">Parcours</text:p>
      <text:p text:style-name="P1"/>
      <text:p text:style-name="P3">Etudes :</text:p>
      <text:p text:style-name="P3"/>
      <text:p text:style-name="P1">- 2012-2015 : Licence de Physique Fondamentale à l'Université de Lille</text:p>
      <text:p text:style-name="P2">- 2015-2016 :</text:p>
      <text:p text:style-name="P11">- Master 1 de Physique Fondamentale à l'Université Pierre et Marie Curie</text:p>
      <text:p text:style-name="P14">- <text:span text:style-name="T2">participation au French Physicists' Tournament</text:span></text:p>
      <text:p text:style-name="P2">- 2016-2017 :</text:p>
      <text:p text:style-name="P11">- Master 2 à l'International Center of Fundamental Physics parcours Physique Quantique à l'Ecole Normale Supérieure</text:p>
      <text:p text:style-name="P14">- <text:span text:style-name="T2">stage au sein du Laboratoire Kastler</text:span></text:p>
      <text:p text:style-name="P1">- 2017-2020 : Thèse au sein du Laboratoire Kastler Brossel sous la direction de Nicolas Cherroret</text:p>
      <text:p text:style-name="P10"><text:span text:style-name="T1">- intitulé : </text:span>Propagation de la lumière en milieu complexe : effet Hall de spin optique en présence de désordre et force de Casimir en milieu Kerr</text:p>
      <text:p text:style-name="P10">- <text:span text:style-name="T1">soutenue le 13 Janvier 2021</text:span></text:p>
      <text:p text:style-name="P5"/>
      <text:p text:style-name="P5"/>
      <text:p text:style-name="P9">Participation à l'association CurieOsity des étudiant-es en physique de Sorbonne Université :</text:p>
      <text:p text:style-name="P13">- organisation de rencontre étudiant-es et chercheur-euses</text:p>
      <text:p text:style-name="P16">- participation à la Fête de la Science</text:p>
      <text:p text:style-name="P16">- tutorats</text:p>
      <text:p text:style-name="P5"/>
      <text:p text:style-name="P8">Monitorat au sein de Sorbonne Université :</text:p>
      <text:p text:style-name="P12">- <text:span text:style-name="T3">encadrement de l'équipe pour le French Physicists' Tournament</text:span></text:p>
      <text:p text:style-name="P15">- <text:span text:style-name="T3">TD de physique du mouvement en L2</text:span></text:p>
      <text:p text:style-name="P15">- <text:span text:style-name="T3">TP d'électromagnétisme en L3</text:span></text:p>
      <text:p text:style-name="P17">Présentation du sujet de thèse :</text:p>
      <text:p text:style-name="P16"/>
      <text:p text:style-name="Standard">Propagation de la lumière en milieu complexe : effet Hall de spin optique en présence de désordre et force de Casimir en milieu Kerr</text:p>
      <text:p text:style-name="P4"/>
      <text:p text:style-name="P5"/>
      <text:p text:style-name="P6">Objectifs :</text:p>
      <text:p text:style-name="P6"/>
      <text:p text:style-name="P6"/>
      <text:p text:style-name="P6"/>
      <text:p text:style-name="P6">Les analogies optiques aux "effets de matière" :</text:p>
      <text:p text:style-name="P6"/>
      <text:p text:style-name="P6"/>
      <text:p text:style-name="P6"/>
      <text:p text:style-name="P6">Les milieux complexes en optique :</text:p>
      <text:p text:style-name="P6"/>
      <text:p text:style-name="P6"/>
      <text:p text:style-name="P6"/>
      <text:p text:style-name="P6">Résultats de la thèse :</text:p>
      <text:p text:style-name="P6"/>
      <text:p text:style-name="P6"/>
      <text:p text:style-name="P6"/>
      <text:p text:style-name="P7">La physique quantique, un domaine inaccessible et incompréhensible ?</text:p>
      <text:p text:style-name="P6"/>
      <text:p text:style-name="P6"/>
      <text:p text:style-name="P6"/>
      <text:p text:style-name="P20">Expérience d'enseignement :</text:p>
      <text:p text:style-name="P19"/>
      <text:p text:style-name="P19">Monitorat au sein de l'Université Sorbonne Université pendant 3 ans.</text:p>
      <text:p text:style-name="P19"/>
      <text:p text:style-name="P19">- Encadrement de l'équipe de Sorbonne Université pour le French Physicists' Tournament :</text:p>
      <text:p text:style-name="P19">3 ans</text:p>
      <text:p text:style-name="P19"/>
      <text:p text:style-name="P19"/>
      <text:p text:style-name="P19">- Enseignement en TD : physique du mouvement en L2 :</text:p>
      <text:p text:style-name="P19">2 ans</text:p>
      <text:p text:style-name="P19"/>
      <text:p text:style-name="P19"/>
      <text:p text:style-name="P19"/>
      <text:p text:style-name="P19">- Enseignement en TP : Electromagnétisme en L3 :</text:p>
      <text:p text:style-name="P19">2 ans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5H27M3S</meta:editing-duration>
    <meta:editing-cycles>8</meta:editing-cycles>
    <meta:generator>LibreOffice/5.1.5.2$Windows_x86 LibreOffice_project/7a864d8825610a8c07cfc3bc01dd4fce6a9447e5</meta:generator>
    <dc:date>2021-11-13T17:59:53.067000000</dc:date>
    <meta:document-statistic meta:table-count="0" meta:image-count="0" meta:object-count="0" meta:page-count="3" meta:paragraph-count="37" meta:word-count="290" meta:character-count="1750" meta:non-whitespace-character-count="1497"/>
    <meta:user-defined meta:name="Info 1"/>
    <meta:user-defined meta:name="Info 2"/>
    <meta:user-defined meta:name="Info 3"/>
    <meta:user-defined meta:name="Info 4"/>
  </office:meta>
</office:document-meta>
</file>